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 text:is-list-header="true">Default Special Abilities</text:h>
      <text:p text:style-name="P2"><text:span text:style-name="T1">Coming soon...</text:span> </text:p>
      <text:p text:style-name="Horizontal_20_Line"/>
      <text:p text:style-name="P1">Back to <text:a xlink:type="simple" xlink:href="../DesignIndex.html">Designer's Guide Inde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.5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1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ungeon Craft Help</dc:title>
    <meta:document-statistic meta:table-count="0" meta:image-count="0" meta:object-count="0" meta:page-count="1" meta:paragraph-count="3" meta:word-count="10" meta:character-count="70"/>
    <meta:generator>OpenOffice.org/3.0$Win32 OpenOffice.org_project/300m15$Build-9379</meta:generator>
  </office:meta>
</office:document-meta>
</file>